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0000" draw:marker-start-width="0.358cm" draw:marker-end="Rounded_20_short_20_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7.501cm"/>
    </style:style>
    <style:style style:name="gr4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5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1.278cm"/>
    </style:style>
    <style:style style:name="gr6" style:family="graphic" style:parent-style-name="objectwithoutfill">
      <style:graphic-properties draw:stroke="dash" draw:stroke-dash="Ultrafine_20_Dotted_20__28_var_29_" svg:stroke-width="0.053cm" svg:stroke-color="#ff4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2.04cm"/>
    </style:style>
    <style:style style:name="gr8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84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712cm" fo:min-width="2.421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2.421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2.421cm"/>
      <style:paragraph-properties style:writing-mode="lr-tb"/>
    </style:style>
    <style:style style:name="gr14" style:family="graphic" style:parent-style-name="standard">
      <style:graphic-properties svg:stroke-color="#55308d" draw:fill-color="#55308d" draw:textarea-horizontal-align="justify" draw:textarea-vertical-align="middle" draw:auto-grow-height="false" fo:min-height="0cm" fo:min-width="1.278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88cm" fo:min-width="4.352cm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963cm" fo:min-width="4.326cm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1.456cm"/>
    </style:style>
    <style:style style:name="gr19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3.096cm"/>
    </style:style>
    <style:style style:name="gr20" style:family="graphic" style:parent-style-name="standard">
      <style:graphic-properties svg:stroke-color="#55308d" draw:fill-color="#55308d" draw:textarea-horizontal-align="justify" draw:textarea-vertical-align="middle" draw:auto-grow-height="false" fo:min-height="0cm" fo:min-width="0.759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793cm" fo:min-width="2.345cm"/>
      <style:paragraph-properties style:writing-mode="lr-tb"/>
    </style:style>
    <style:style style:name="gr22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1.81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Oswald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ato" fo:font-size="11pt" style:font-size-asian="11pt" style:font-size-complex="11pt"/>
    </style:style>
    <style:style style:name="P7" style:family="paragraph">
      <style:paragraph-properties fo:text-align="center" style:writing-mode="lr-tb"/>
      <style:text-properties fo:color="#ffffff" style:font-name="Lato" fo:font-size="13pt" style:font-size-asian="13pt" style:font-size-complex="13pt"/>
    </style:style>
    <style:style style:name="P8" style:family="paragraph">
      <loext:graphic-properties draw:fill-color="#000000"/>
      <style:paragraph-properties fo:text-align="center" style:writing-mode="lr-tb"/>
      <style:text-properties fo:color="#ffffff" style:font-name="Lato" fo:font-size="13pt" style:font-size-asian="13pt" style:font-size-complex="13pt"/>
    </style:style>
    <style:style style:name="P9" style:family="paragraph">
      <loext:graphic-properties draw:fill-color="#55308d"/>
      <style:paragraph-properties fo:text-align="center"/>
    </style:style>
    <style:style style:name="P10" style:family="paragraph">
      <style:paragraph-properties fo:text-align="center" style:writing-mode="lr-tb"/>
      <style:text-properties fo:color="#ffffff" style:font-name="Lato" fo:font-size="10pt" style:font-size-asian="10pt" style:font-size-complex="10pt"/>
    </style:style>
    <style:style style:name="P11" style:family="paragraph">
      <loext:graphic-properties draw:fill-color="#000000"/>
      <style:paragraph-properties fo:text-align="center" style:writing-mode="lr-tb"/>
      <style:text-properties fo:color="#ffffff" style:font-name="Lato" fo:font-size="10pt" style:font-size-asian="10pt" style:font-size-complex="10pt"/>
    </style:style>
    <style:style style:name="T1" style:family="text">
      <style:text-properties style:font-name="Oswald"/>
    </style:style>
    <style:style style:name="T2" style:family="text">
      <style:text-properties style:font-name="Lato" fo:font-size="11pt" style:font-size-asian="11pt" style:font-size-complex="11pt"/>
    </style:style>
    <style:style style:name="T3" style:family="text">
      <style:text-properties style:font-name="Oswald" fo:font-size="15pt" style:font-size-asian="15pt" style:font-size-complex="15pt"/>
    </style:style>
    <style:style style:name="T4" style:family="text">
      <style:text-properties fo:color="#ffffff" style:font-name="Lato" fo:font-size="13pt" style:font-size-asian="13pt" style:font-size-complex="13pt"/>
    </style:style>
    <style:style style:name="T5" style:family="text">
      <style:text-properties fo:color="#ffffff" style:font-name="Lat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6.636cm" svg:y1="12.309cm" svg:x2="17.413cm" svg:y2="13.299cm" draw:start-shape="id1" draw:start-glue-point="1" draw:end-shape="id2" draw:end-glue-point="0" svg:d="M16636 12309c518 0 777 330 777 990" svg:viewBox="0 0 778 991">
          <text:p/>
        </draw:connector>
        <draw:connector draw:style-name="gr1" draw:text-style-name="P1" draw:layer="layout" draw:type="curve" svg:x1="13.294cm" svg:y1="7.744cm" svg:x2="15.013cm" svg:y2="9.299cm" draw:end-shape="id3" draw:end-glue-point="0" svg:d="M13294 7744c0 790 1719 13 1719 1555" svg:viewBox="0 0 1720 1556">
          <text:p/>
        </draw:connector>
        <draw:line draw:style-name="gr2" draw:text-style-name="P1" draw:layer="layout" svg:x1="13.313cm" svg:y1="6.181cm" svg:x2="13.319cm" svg:y2="7.35cm">
          <text:p/>
        </draw:line>
        <draw:custom-shape draw:style-name="gr3" draw:text-style-name="P2" draw:layer="layout" svg:width="8.001cm" svg:height="0.127cm" svg:x="1.508cm" svg:y="5.6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001cm" svg:height="0.127cm" svg:x="11.16cm" svg:y="5.69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159cm" svg:height="1.191cm" svg:x="4.175cm" svg:y="4.254cm">
          <draw:text-box>
            <text:p><text:span text:style-name="T1">Class </text:span><text:span text:style-name="T1">I</text:span></text:p>
          </draw:text-box>
        </draw:frame>
        <draw:custom-shape draw:style-name="gr5" draw:text-style-name="P4" draw:layer="layout" svg:width="1.778cm" svg:height="0.127cm" svg:x="2.524cm" svg:y="5.6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13cm" svg:y1="6.207cm" svg:x2="3.413cm" svg:y2="7.604cm">
          <text:p/>
        </draw:line>
        <draw:path draw:style-name="gr6" draw:text-style-name="P1" draw:layer="layout" svg:width="1.969cm" svg:height="0.867cm" draw:transform="skewX (-0.412595835171459) rotate (-0.456054533546119) translate (2.56015105911935cm 6.8118916283844cm)" svg:viewBox="0 0 1970 868" svg:d="M0 762c139-18 276 63 414 97 239 60 471-209 706-251 158-29 278-280 406-496 236-399 250 391 420 460l24-9">
          <text:p/>
        </draw:path>
        <draw:custom-shape draw:style-name="gr5" draw:text-style-name="P4" draw:layer="layout" svg:width="1.778cm" svg:height="0.127cm" svg:x="2.524cm" svg:y="10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.001cm" svg:height="0.127cm" svg:x="1.508cm" svg:y="13.3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127cm" svg:x="2.524cm" svg:y="13.3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1.778cm" svg:height="0.127cm" svg:x="6.588cm" svg:y="13.3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4cm" svg:height="0.127cm" svg:x="16.494cm" svg:y="2.506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3.387cm" svg:y1="11.035cm" svg:x2="7.477cm" svg:y2="13.327cm" draw:end-shape="id4" draw:end-glue-point="0" svg:d="M3387 11035c0 1342 4090 197 4090 2292" svg:viewBox="0 0 4091 2293">
          <text:p/>
        </draw:connector>
        <draw:line draw:style-name="gr2" draw:text-style-name="P1" draw:layer="layout" svg:x1="3.413cm" svg:y1="8.881cm" svg:x2="3.413cm" svg:y2="10.278cm">
          <text:p/>
        </draw:line>
        <draw:frame draw:style-name="gr8" draw:text-style-name="P3" draw:layer="layout" svg:width="2.341cm" svg:height="2.131cm" svg:x="13.953cm" svg:y="4.254cm">
          <draw:text-box>
            <text:p><text:span text:style-name="T1">Class </text:span><text:span text:style-name="T1">II</text:span></text:p>
          </draw:text-box>
        </draw:frame>
        <draw:frame draw:style-name="gr9" draw:text-style-name="P6" draw:layer="layout" svg:width="5.207cm" svg:height="1.165cm" svg:x="3.667cm" svg:y="7.536cm">
          <draw:text-box>
            <text:p text:style-name="P5"><text:span text:style-name="T2">RNA </text:span><text:span text:style-name="T2">interme</text:span><text:span text:style-name="T2">diate</text:span></text:p>
          </draw:text-box>
        </draw:frame>
        <draw:frame draw:style-name="gr10" draw:text-style-name="P3" draw:layer="layout" svg:width="2.159cm" svg:height="1.034cm" svg:x="15.224cm" svg:y="1.998cm">
          <draw:text-box>
            <text:p><text:span text:style-name="T3">DNA</text:span></text:p>
          </draw:text-box>
        </draw:frame>
        <draw:custom-shape draw:style-name="gr11" draw:text-style-name="P8" draw:layer="layout" svg:width="2.921cm" svg:height="0.962cm" svg:x="1.981cm" svg:y="8.62cm">
          <text:p text:style-name="P7"><text:span text:style-name="T4">Reverse </text:span></text:p>
          <text:p text:style-name="P7"><text:span text:style-name="T4">transcri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921cm" svg:height="0.508cm" svg:x="1.905cm" svg:y="6.174cm">
          <text:p text:style-name="P7"><text:span text:style-name="T4">Transcri</text:span><text:span text:style-name="T4">p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921cm" svg:height="1.016cm" svg:x="3.915cm" svg:y="11.501cm">
          <text:p text:style-name="P7"><text:span text:style-name="T4">Insertion </text:span></text:p>
          <text:p text:style-name="P7"><text:span text:style-name="T4">into new site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207cm" svg:height="1.165cm" svg:x="3.668cm" svg:y="10.437cm">
          <draw:text-box>
            <text:p text:style-name="P5"><text:span text:style-name="T2">DNA </text:span><text:span text:style-name="T2">interme</text:span><text:span text:style-name="T2">diate</text:span></text:p>
          </draw:text-box>
        </draw:frame>
        <draw:custom-shape draw:style-name="gr3" draw:text-style-name="P2" draw:layer="layout" svg:width="8.001cm" svg:height="0.127cm" svg:x="11.16cm" svg:y="9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921cm" svg:height="0.508cm" svg:x="11.905cm" svg:y="6.174cm">
          <text:p text:style-name="P7"><text:span text:style-name="T4">Exci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78cm" svg:height="0.127cm" svg:x="12.424cm" svg:y="7.39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852cm" svg:height="0.438cm" svg:x="11.415cm" svg:y="8.101cm">
          <text:p text:style-name="P7"><text:span text:style-name="T4">Insertion into new sit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3" draw:id="id3" draw:layer="layout" svg:width="1.778cm" svg:height="0.127cm" svg:x="14.124cm" svg:y="9.2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001cm" svg:height="0.127cm" svg:x="11.16cm" svg:y="13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2" draw:id="id2" draw:layer="layout" svg:width="1.778cm" svg:height="0.127cm" svg:x="16.524cm" svg:y="13.2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78cm" svg:height="0.127cm" svg:x="12.424cm" svg:y="5.6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xml:id="id6" draw:id="id6" draw:layer="layout" svg:width="1.778cm" svg:height="0.127cm" svg:x="11.824cm" svg:y="11.49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3.306cm" svg:y1="10.493cm" svg:x2="12.713cm" svg:y2="11.499cm" draw:start-shape="id5" draw:start-glue-point="3" draw:end-shape="id6" draw:end-glue-point="0" svg:d="M13306 10493c-396 0-593 335-593 1006" svg:viewBox="0 0 594 1007">
          <text:p/>
        </draw:connector>
        <draw:custom-shape draw:style-name="gr16" draw:text-style-name="P8" xml:id="id5" draw:id="id5" draw:layer="layout" svg:width="4.826cm" svg:height="1.213cm" svg:x="13.306cm" svg:y="9.887cm">
          <text:p text:style-name="P7"><text:span text:style-name="T4">Excision during </text:span></text:p>
          <text:p text:style-name="P7"><text:span text:style-name="T4">DNA replication/Repai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778cm" svg:height="0.127cm" svg:x="14.124cm" svg:y="13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xml:id="id1" draw:id="id1" draw:layer="layout" svg:width="2.921cm" svg:height="1.016cm" svg:x="13.715cm" svg:y="11.801cm">
          <text:p text:style-name="P7"><text:span text:style-name="T4">Insertion </text:span></text:p>
          <text:p text:style-name="P7"><text:span text:style-name="T4">into new site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15.013cm" svg:y1="9.426cm" svg:x2="15.719cm" svg:y2="9.887cm" draw:start-shape="id3" draw:start-glue-point="2" draw:end-shape="id5" draw:end-glue-point="0" svg:d="M15013 9426c0 345 706 115 706 461" svg:viewBox="0 0 707 462">
          <text:p/>
        </draw:connector>
        <draw:connector draw:style-name="gr17" draw:text-style-name="P1" draw:layer="layout" draw:type="curve" svg:x1="12.713cm" svg:y1="11.626cm" svg:x2="13.715cm" svg:y2="12.309cm" draw:start-shape="id6" draw:start-glue-point="2" draw:end-shape="id1" draw:end-glue-point="3" svg:d="M12713 11626c0 456 334 683 1002 683" svg:viewBox="0 0 1003 684">
          <text:p/>
        </draw:connector>
        <draw:frame draw:style-name="gr10" draw:text-style-name="P3" draw:layer="layout" svg:width="2.159cm" svg:height="1.034cm" svg:x="15.225cm" svg:y="2.898cm">
          <draw:text-box>
            <text:p><text:span text:style-name="T3">RNA</text:span></text:p>
          </draw:text-box>
        </draw:frame>
        <draw:path draw:style-name="gr6" draw:text-style-name="P1" draw:layer="layout" svg:width="1.969cm" svg:height="0.867cm" draw:transform="skewX (-0.41259583517146) rotate (-0.456054533546119) translate (16.8601510591194cm 2.4118916283844cm)" svg:viewBox="0 0 1970 868" svg:d="M0 762c139-18 276 63 414 97 239 60 471-209 706-251 158-29 278-280 406-496 236-399 250 391 420 460l24-9">
          <text:p/>
        </draw:path>
        <draw:frame draw:style-name="gr8" draw:text-style-name="P3" draw:layer="layout" svg:width="2.341cm" svg:height="2.131cm" svg:x="1.654cm" svg:y="16.055cm">
          <draw:text-box>
            <text:p><text:span text:style-name="T1">Class </text:span><text:span text:style-name="T1">II</text:span></text:p>
          </draw:text-box>
        </draw:frame>
        <draw:custom-shape draw:style-name="gr18" draw:text-style-name="P2" draw:layer="layout" svg:width="1.956cm" svg:height="0.135cm" draw:transform="rotate (0.436332312998582) translate (4.071cm 19.019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956cm" svg:height="0.135cm" draw:transform="rotate (-0.436332312998582) translate (4.129cm 17.389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96cm" svg:height="0.127cm" svg:x="5.808cm" svg:y="18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1.259cm" svg:height="0.127cm" svg:x="6.494cm" svg:y="18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208cm" svg:y1="18.272cm" svg:x2="5.351cm" svg:y2="18.272cm">
          <text:p/>
        </draw:line>
        <draw:custom-shape draw:style-name="gr21" draw:text-style-name="P11" draw:layer="layout" svg:width="2.845cm" svg:height="1.043cm" svg:x="1.454cm" svg:y="17.71cm">
          <text:p text:style-name="P10"><text:span text:style-name="T5">Replication fork</text:span></text:p>
          <text:p text:style-name="P10"><text:span text:style-name="T5">traverses through</text:span></text:p>
          <text:p text:style-name="P10"><text:span text:style-name="T5">transpos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956cm" svg:height="0.135cm" draw:transform="rotate (0.436332312998582) translate (4.071cm 21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956cm" svg:height="0.135cm" draw:transform="rotate (-0.436332312998582) translate (4.129cm 19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3.596cm" svg:height="0.127cm" svg:x="5.808cm" svg:y="20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1.259cm" svg:height="0.127cm" svg:x="6.494cm" svg:y="20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315cm" svg:height="0.127cm" svg:x="1.789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3T14:21:51.092691901</meta:creation-date>
    <dc:date>2020-03-06T17:01:28.004356861</dc:date>
    <meta:editing-duration>PT20M43S</meta:editing-duration>
    <meta:editing-cycles>4</meta:editing-cycles>
    <meta:generator>LibreOffice/6.4.1.2$Linux_X86_64 LibreOffice_project/e1ad903d8acbc5f5b474f1d8ec3defef24b8c46b</meta:generator>
    <meta:document-statistic meta:object-count="52"/>
  </office:meta>
</office:document-meta>
</file>